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style style:name="P2" style:family="paragraph" style:parent-style-name="Plain_20_Text" style:list-style-name="L1"/>
    <style:style style:name="T1" style:family="text">
      <style:text-properties style:font-name="Symbol"/>
    </style:style>
    <style:style style:name="T2" style:family="text">
      <style:text-properties style:font-name="Symbo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Heading_20_1" text:outline-level="1">Version 5.0</text:h>
      <text:p text:style-name="Text_20_body">New feature: default OD transformation constant was changed from <text:span text:style-name="T3">1</text:span> to <text:span text:style-name="T3">0.1</text:span>. <text:s/>I (Yury) believe that <text:span text:style-name="T3">0.1</text:span> is a more appropriate setting for most experiments done at GLBRC, as ODs range mostly up to 1.5. <text:s/>If the old behavior is desired, click log(x+<text:span text:style-name="T1">d</text:span>) in the OD Transform menu and enter <text:span text:style-name="T3">1</text:span> in the box.</text:p>
      <text:p text:style-name="Text_20_body">Also, LOESS smoothing parameter values &gt; 1 are now allowed. <text:s/>Greater smoothing parameter results in a more smooth curve. <text:s/>However, a highly smoothed curve may not fit the data as closely as a less smooth one.</text:p>
      <text:p text:style-name="Text_20_body">The main purpose of version 5 is bug fixes, code clean-up and refactoring to prepare GCAT for further development and potential KBase integration. <text:s/></text:p>
      <text:h text:style-name="Heading_20_1" text:outline-level="1">Version 6.0</text:h>
      <text:p text:style-name="Plain_20_Text">Changed default options to be more appropriate for most users:</text:p>
      <text:list xml:id="list7903811373471416127" text:style-name="L1">
        <text:list-item>
          <text:p text:style-name="P2">The user is expected to enter a blank OD value by default. <text:s/>It remains possible to use the first reading in the well as blank. <text:s/>It is also possible to set blank value to 0.</text:p>
        </text:list-item>
        <text:list-item>
          <text:p text:style-name="P2">The default OD Transform is now <text:span text:style-name="T3">log(x)</text:span>. <text:s/>It remains possible to select <text:span text:style-name="T3">log(x+0.1)</text:span> or <text:span text:style-name="T3">log(x+</text:span><text:span text:style-name="T2">d</text:span><text:span text:style-name="T3">)</text:span>, with <text:span text:style-name="T2">d</text:span> <text:s/>specified by the user.</text:p>
        </text:list-item>
        <text:list-item>
          <text:p text:style-name="P2">The default Inoculation time point index is now <text:span text:style-name="T3">1</text:span>, e.g. it is assumed that the first OD reading in the well is post-inoculation and not that of blank media. <text:s/>However, GCAT generates and error if Media background is set to the <text:span text:style-name="T3">first OD reading</text:span> while Inoculation time point remains <text:span text:style-name="T3">1</text:span>, as these two choices are inconsistent with each other.</text:p>
        </text:list-item>
      </text:list>
      <text:p text:style-name="Plain_20_Text">Note: when the <text:span text:style-name="T3">log(x)</text:span> transform is used for OD, all data points where <text:span text:style-name="T3">OD &lt; OD</text:span><text:span text:style-name="T4">blank</text:span> are discarded.</text:p>
      <text:p text:style-name="Plain_20_Text"/>
      <text:p text:style-name="Plain_20_Text">Enable specification of value ranges for heat maps. <text:s/>Setting these ranges consistently in different GCAT runs will result in heat maps with identical color scales, facilitating comparisons between experiments.</text:p>
      <text:h text:style-name="Heading_20_1" text:outline-level="1">Version 6.1</text:h>
      <text:p text:style-name="Text_20_body">Implemented Area Under the Curve (AUC) calculation.</text:p>
      <text:h text:style-name="Heading_20_1" text:outline-level="1">Version 6.2</text:h>
      <text:list xml:id="list4241969202052874507" text:style-name="L2">
        <text:list-item>
          <text:p text:style-name="P1">Enabled use of average OD of control wells as the blank value at each time point. <text:s/>This makes it possible to account for potential changes in the OD of blank media during the course of an experiment, e.g. due to evaporation. <text:s/>This happens when a user checks <text:span text:style-name="T3">Average OD of blank wells at each time point</text:span> option under the <text:span text:style-name="T3">Media background</text:span> menu.</text:p>
        </text:list-item>
        <text:list-item>
          <text:p text:style-name="P1">It is now possible to define only one limit, e.g. upper or lower, for the heat map color scale ranges. <text:s/>The other limit is set automatically to the lowest or highest value of the corresponding growth curve parameter in the dataset. <text:s/>This happens when only one value is specified in the <text:span text:style-name="T3">Heat map ranges</text:span> menu, while the other is left blank.</text:p>
        </text:list-item>
        <text:list-item>
          <text:p text:style-name="P1">Improved error handling and reporting. <text:s/>R errors are now correctly passed to Rails. <text:s/>The users can display the R errors by pushing the <text:span text:style-name="T3">Full console message</text:span> button on the error page. <text:s/>They can also send the error and other debugging info to GCAT developers by email by pushing the <text:span text:style-name="T3">Send</text:span> button. <text:s/>When sending the error to the development team, a user can optionally identify self by providing an email address and a name.</text:p>
        </text:list-item>
        <text:list-item>
          <text:p text:style-name="P1">When media background is set to the first OD reading, GCAT automatically changes default inoculation timepoint to 2. <text:s/>This happens when a user checks the <text:span text:style-name="T3">Take the first OD reading of each well to be the blank</text:span> option in the <text:span text:style-name="T3">Media background</text:span> menu.</text:p>
        </text:list-item>
        <text:list-item>
          <text:p text:style-name="P1">Substantially refactored the Rails code and added unit tests.</text:p>
        </text:list-item>
        <text:list-item>
          <text:p text:style-name="P1">Back-end R package is now available in a ready-to-install archive fo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fo:line-height="100%" fo:hyphenation-ladder-count="no-limit"/>
      <style:text-properties style:language-asian="en" style:country-asian="US" style:font-name-complex="FreeSans" style:font-size-complex="10.5pt" fo:hyphenate="true" fo:hyphenation-remain-char-count="2" fo:hyphenation-push-char-count="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ry Bukhman</meta:initial-creator>
    <meta:creation-date>2015-04-22T13:00:22.566710471</meta:creation-date>
    <dc:date>2015-12-09T16:18:54.25</dc:date>
    <dc:creator>Yury Bukhman</dc:creator>
    <meta:editing-duration>PT1H30M21S</meta:editing-duration>
    <meta:editing-cycles>18</meta:editing-cycles>
    <meta:generator>OpenOffice/4.1.1$Win32 OpenOffice.org_project/411m6$Build-9775</meta:generator>
    <meta:document-statistic meta:table-count="0" meta:image-count="0" meta:object-count="0" meta:page-count="1" meta:paragraph-count="23" meta:word-count="618" meta:character-count="3560"/>
  </office:meta>
</office:document-meta>
</file>